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ExtractorFilter.doFilter( PropertyState data ,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xtExtractorFilter.canFilter( String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ExtractorFilter.TextExtractorFilter( TextExtractor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